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  <style:style style:name="P2" style:family="paragraph" style:parent-style-name="Standard">
      <style:text-properties officeooo:rsid="00096a4a" officeooo:paragraph-rsid="00096a4a"/>
    </style:style>
    <style:style style:name="P3" style:family="paragraph" style:parent-style-name="Standard">
      <style:text-properties officeooo:rsid="000afd38" officeooo:paragraph-rsid="000afd38"/>
    </style:style>
    <style:style style:name="P4" style:family="paragraph" style:parent-style-name="Standard">
      <style:text-properties officeooo:rsid="000c6321" officeooo:paragraph-rsid="000c6321"/>
    </style:style>
    <style:style style:name="P5" style:family="paragraph" style:parent-style-name="Standard">
      <style:text-properties officeooo:rsid="000cc123" officeooo:paragraph-rsid="000cc123"/>
    </style:style>
    <style:style style:name="P6" style:family="paragraph" style:parent-style-name="Standard">
      <style:text-properties officeooo:rsid="000cc123" officeooo:paragraph-rsid="000e543c"/>
    </style:style>
    <style:style style:name="P7" style:family="paragraph" style:parent-style-name="Standard">
      <style:text-properties officeooo:rsid="000cc123" officeooo:paragraph-rsid="0010e65e"/>
    </style:style>
    <style:style style:name="P8" style:family="paragraph" style:parent-style-name="Standard">
      <style:text-properties officeooo:rsid="000cc123" officeooo:paragraph-rsid="00123fe3"/>
    </style:style>
    <style:style style:name="P9" style:family="paragraph" style:parent-style-name="Standard">
      <style:text-properties officeooo:rsid="000cc123" officeooo:paragraph-rsid="00140411"/>
    </style:style>
    <style:style style:name="P10" style:family="paragraph" style:parent-style-name="Standard">
      <style:text-properties officeooo:rsid="00140411" officeooo:paragraph-rsid="00140411"/>
    </style:style>
    <style:style style:name="P11" style:family="paragraph" style:parent-style-name="Standard">
      <style:text-properties officeooo:rsid="0017e878" officeooo:paragraph-rsid="0017e878"/>
    </style:style>
    <style:style style:name="P12" style:family="paragraph" style:parent-style-name="Standard">
      <style:text-properties officeooo:rsid="001ce862" officeooo:paragraph-rsid="001ce862"/>
    </style:style>
    <style:style style:name="P13" style:family="paragraph" style:parent-style-name="Standard">
      <style:text-properties officeooo:rsid="001e7bbc" officeooo:paragraph-rsid="001e7bbc"/>
    </style:style>
    <style:style style:name="P14" style:family="paragraph" style:parent-style-name="Standard">
      <style:text-properties officeooo:rsid="00218d43" officeooo:paragraph-rsid="00218d43"/>
    </style:style>
    <style:style style:name="P15" style:family="paragraph" style:parent-style-name="Standard">
      <style:text-properties officeooo:rsid="002379e5" officeooo:paragraph-rsid="002379e5"/>
    </style:style>
    <style:style style:name="P16" style:family="paragraph" style:parent-style-name="Standard">
      <style:text-properties officeooo:rsid="002641df" officeooo:paragraph-rsid="002641df"/>
    </style:style>
    <style:style style:name="P17" style:family="paragraph" style:parent-style-name="Standard">
      <style:text-properties officeooo:rsid="002641df" officeooo:paragraph-rsid="0026a811"/>
    </style:style>
    <style:style style:name="P18" style:family="paragraph" style:parent-style-name="Standard">
      <style:text-properties officeooo:rsid="0026a811" officeooo:paragraph-rsid="0026a811" fo:background-color="#ffff00"/>
    </style:style>
    <style:style style:name="P19" style:family="paragraph" style:parent-style-name="Standard">
      <style:text-properties officeooo:rsid="002c1fbe" officeooo:paragraph-rsid="002c1fbe"/>
    </style:style>
    <style:style style:name="P20" style:family="paragraph" style:parent-style-name="Standard">
      <style:text-properties officeooo:rsid="0030976c" officeooo:paragraph-rsid="0030976c"/>
    </style:style>
    <style:style style:name="P21" style:family="paragraph" style:parent-style-name="Standard">
      <style:text-properties officeooo:rsid="00310488" officeooo:paragraph-rsid="00310488"/>
    </style:style>
    <style:style style:name="P22" style:family="paragraph" style:parent-style-name="Standard">
      <style:text-properties officeooo:rsid="000cc30c" officeooo:paragraph-rsid="000cc30c"/>
    </style:style>
    <style:style style:name="P23" style:family="paragraph" style:parent-style-name="Standard">
      <style:text-properties style:text-underline-style="none" officeooo:rsid="00118098" officeooo:paragraph-rsid="00123fe3"/>
    </style:style>
    <style:style style:name="P24" style:family="paragraph" style:parent-style-name="Standard">
      <style:text-properties officeooo:rsid="00123fe3" officeooo:paragraph-rsid="00140411"/>
    </style:style>
    <style:style style:name="P25" style:family="paragraph" style:parent-style-name="Standard">
      <style:text-properties officeooo:rsid="00265835" officeooo:paragraph-rsid="0026a811"/>
    </style:style>
    <style:style style:name="P26" style:family="paragraph" style:parent-style-name="Standard">
      <style:text-properties officeooo:rsid="00310488" officeooo:paragraph-rsid="00310488"/>
    </style:style>
    <style:style style:name="P27" style:family="paragraph" style:parent-style-name="Standard">
      <style:text-properties officeooo:rsid="00349d80" officeooo:paragraph-rsid="00349d80"/>
    </style:style>
    <style:style style:name="P28" style:family="paragraph" style:parent-style-name="Standard">
      <style:text-properties officeooo:rsid="00349d80" officeooo:paragraph-rsid="0099fc5e"/>
    </style:style>
    <style:style style:name="P29" style:family="paragraph" style:parent-style-name="Standard">
      <style:text-properties officeooo:rsid="003acccc" officeooo:paragraph-rsid="00448b98"/>
    </style:style>
    <style:style style:name="P30" style:family="paragraph" style:parent-style-name="Standard">
      <style:text-properties officeooo:rsid="003acccc" officeooo:paragraph-rsid="00484f35"/>
    </style:style>
    <style:style style:name="P31" style:family="paragraph" style:parent-style-name="Standard">
      <style:text-properties officeooo:rsid="003acccc" officeooo:paragraph-rsid="00542457"/>
    </style:style>
    <style:style style:name="P32" style:family="paragraph" style:parent-style-name="Standard">
      <style:text-properties officeooo:rsid="003acccc" officeooo:paragraph-rsid="00542457" fo:background-color="#ffff00"/>
    </style:style>
    <style:style style:name="P33" style:family="paragraph" style:parent-style-name="Standard">
      <style:text-properties officeooo:rsid="005af846" officeooo:paragraph-rsid="005af846" fo:background-color="#ffff00"/>
    </style:style>
    <style:style style:name="P34" style:family="paragraph" style:parent-style-name="Standard">
      <style:text-properties officeooo:rsid="009bc543" officeooo:paragraph-rsid="009bc543" fo:background-color="#ffff00"/>
    </style:style>
    <style:style style:name="P35" style:family="paragraph" style:parent-style-name="Standard">
      <style:text-properties officeooo:rsid="00aec729" officeooo:paragraph-rsid="00aec729" fo:background-color="#ffff00"/>
    </style:style>
    <style:style style:name="P36" style:family="paragraph" style:parent-style-name="Standard">
      <style:text-properties officeooo:rsid="00af234e" officeooo:paragraph-rsid="00af234e" fo:background-color="#ffff00"/>
    </style:style>
    <style:style style:name="P37" style:family="paragraph" style:parent-style-name="Standard">
      <style:text-properties officeooo:rsid="00b15d17" officeooo:paragraph-rsid="00b15d17" fo:background-color="#ffff00"/>
    </style:style>
    <style:style style:name="P38" style:family="paragraph" style:parent-style-name="Standard">
      <style:text-properties officeooo:rsid="00542457" officeooo:paragraph-rsid="00542457"/>
    </style:style>
    <style:style style:name="P39" style:family="paragraph" style:parent-style-name="Standard">
      <style:text-properties officeooo:rsid="00547ea4" officeooo:paragraph-rsid="00547ea4"/>
    </style:style>
    <style:style style:name="P40" style:family="paragraph" style:parent-style-name="Standard">
      <style:text-properties officeooo:rsid="005fc11d" officeooo:paragraph-rsid="005fc11d"/>
    </style:style>
    <style:style style:name="P41" style:family="paragraph" style:parent-style-name="Standard">
      <style:text-properties fo:font-weight="bold" officeooo:rsid="00542457" officeooo:paragraph-rsid="00542457" style:font-weight-asian="bold" style:font-weight-complex="bold"/>
    </style:style>
    <style:style style:name="P42" style:family="paragraph" style:parent-style-name="Standard">
      <style:text-properties fo:font-weight="bold" officeooo:rsid="005fc11d" officeooo:paragraph-rsid="005fc11d" style:font-weight-asian="bold" style:font-weight-complex="bold"/>
    </style:style>
    <style:style style:name="P43" style:family="paragraph" style:parent-style-name="Standard">
      <style:text-properties fo:font-weight="bold" officeooo:rsid="00709068" officeooo:paragraph-rsid="00709068" style:font-weight-asian="bold" style:font-weight-complex="bold"/>
    </style:style>
    <style:style style:name="P44" style:family="paragraph" style:parent-style-name="Standard">
      <style:text-properties fo:font-weight="bold" officeooo:rsid="006b88e8" officeooo:paragraph-rsid="006f9953" style:font-weight-asian="bold" style:font-weight-complex="bold"/>
    </style:style>
    <style:style style:name="P45" style:family="paragraph" style:parent-style-name="Standard">
      <style:text-properties officeooo:rsid="0069c58f" officeooo:paragraph-rsid="0069c58f"/>
    </style:style>
    <style:style style:name="P46" style:family="paragraph" style:parent-style-name="Standard">
      <style:text-properties officeooo:rsid="0069c58f" officeooo:paragraph-rsid="0069c58f" fo:background-color="#ff66cc"/>
    </style:style>
    <style:style style:name="P47" style:family="paragraph" style:parent-style-name="Standard">
      <style:text-properties officeooo:rsid="0063af3b" officeooo:paragraph-rsid="0063af3b" fo:background-color="#ffff66"/>
    </style:style>
    <style:style style:name="P48" style:family="paragraph" style:parent-style-name="Standard">
      <style:text-properties officeooo:rsid="0064d6d4" officeooo:paragraph-rsid="0064d6d4" fo:background-color="#ffff66"/>
    </style:style>
    <style:style style:name="P49" style:family="paragraph" style:parent-style-name="Standard">
      <style:text-properties officeooo:rsid="006b88e8" officeooo:paragraph-rsid="006f9953"/>
    </style:style>
    <style:style style:name="P50" style:family="paragraph" style:parent-style-name="Standard">
      <style:text-properties officeooo:rsid="006b88e8" officeooo:paragraph-rsid="00709068"/>
    </style:style>
    <style:style style:name="P51" style:family="paragraph" style:parent-style-name="Standard">
      <style:text-properties officeooo:rsid="006b88e8" officeooo:paragraph-rsid="0076a4c9"/>
    </style:style>
    <style:style style:name="P52" style:family="paragraph" style:parent-style-name="Standard">
      <style:text-properties officeooo:rsid="0008134c" officeooo:paragraph-rsid="0008134c"/>
    </style:style>
    <style:style style:name="P53" style:family="paragraph" style:parent-style-name="Standard">
      <style:text-properties officeooo:rsid="007705d4" officeooo:paragraph-rsid="007705d4"/>
    </style:style>
    <style:style style:name="P54" style:family="paragraph" style:parent-style-name="Standard">
      <style:text-properties officeooo:rsid="0079eb77" officeooo:paragraph-rsid="0079eb77"/>
    </style:style>
    <style:style style:name="P55" style:family="paragraph" style:parent-style-name="Standard">
      <style:text-properties officeooo:rsid="007b1b20" officeooo:paragraph-rsid="007b1b20"/>
    </style:style>
    <style:style style:name="P56" style:family="paragraph" style:parent-style-name="Standard">
      <style:text-properties officeooo:rsid="007ba31a" officeooo:paragraph-rsid="007b1b20"/>
    </style:style>
    <style:style style:name="P57" style:family="paragraph" style:parent-style-name="Standard">
      <style:text-properties officeooo:rsid="007ba31a" officeooo:paragraph-rsid="007ba31a"/>
    </style:style>
    <style:style style:name="P58" style:family="paragraph" style:parent-style-name="Standard">
      <style:text-properties officeooo:rsid="007e86c5" officeooo:paragraph-rsid="007e86c5"/>
    </style:style>
    <style:style style:name="P59" style:family="paragraph" style:parent-style-name="Standard">
      <style:text-properties officeooo:rsid="0080069d" officeooo:paragraph-rsid="0080069d"/>
    </style:style>
    <style:style style:name="P60" style:family="paragraph" style:parent-style-name="Standard">
      <style:text-properties officeooo:rsid="00807a3e" officeooo:paragraph-rsid="00807a3e"/>
    </style:style>
    <style:style style:name="P61" style:family="paragraph" style:parent-style-name="Standard">
      <style:text-properties officeooo:rsid="0082fc14" officeooo:paragraph-rsid="00839ae4"/>
    </style:style>
    <style:style style:name="P62" style:family="paragraph" style:parent-style-name="Standard">
      <style:text-properties officeooo:rsid="0082fc14" officeooo:paragraph-rsid="00880cd2"/>
    </style:style>
    <style:style style:name="P63" style:family="paragraph" style:parent-style-name="Standard">
      <style:text-properties officeooo:rsid="008b3262" officeooo:paragraph-rsid="008b3262"/>
    </style:style>
    <style:style style:name="P64" style:family="paragraph" style:parent-style-name="Standard">
      <style:text-properties officeooo:rsid="0090a6f2" officeooo:paragraph-rsid="0092b5e2"/>
    </style:style>
    <style:style style:name="P65" style:family="paragraph" style:parent-style-name="Standard">
      <style:text-properties style:text-underline-style="solid" style:text-underline-width="auto" style:text-underline-color="font-color" officeooo:rsid="008b3262" officeooo:paragraph-rsid="008b3262" fo:background-color="#66ff66"/>
    </style:style>
    <style:style style:name="P66" style:family="paragraph" style:parent-style-name="Standard">
      <style:text-properties style:text-underline-style="solid" style:text-underline-width="auto" style:text-underline-color="font-color" officeooo:rsid="0099fc5e" officeooo:paragraph-rsid="0099fc5e"/>
    </style:style>
    <style:style style:name="P67" style:family="paragraph" style:parent-style-name="Standard">
      <style:text-properties officeooo:rsid="0092b5e2" officeooo:paragraph-rsid="0092b5e2"/>
    </style:style>
    <style:style style:name="P68" style:family="paragraph" style:parent-style-name="Standard">
      <style:text-properties officeooo:rsid="008b3262" officeooo:paragraph-rsid="008b3262" fo:background-color="#66ff66"/>
    </style:style>
    <style:style style:name="P69" style:family="paragraph" style:parent-style-name="Standard">
      <style:text-properties officeooo:rsid="0090a6f2" officeooo:paragraph-rsid="0092b5e2" fo:background-color="#66ff66"/>
    </style:style>
    <style:style style:name="P70" style:family="paragraph" style:parent-style-name="Standard">
      <style:text-properties officeooo:rsid="00b38294" officeooo:paragraph-rsid="00b38294" fo:background-color="#66ff66"/>
    </style:style>
    <style:style style:name="P71" style:family="paragraph" style:parent-style-name="Standard">
      <style:text-properties officeooo:rsid="00b86e91" officeooo:paragraph-rsid="00be6d0d" fo:background-color="#66ff66"/>
    </style:style>
    <style:style style:name="P72" style:family="paragraph" style:parent-style-name="Standard">
      <style:text-properties officeooo:rsid="0096692a" officeooo:paragraph-rsid="0096692a"/>
    </style:style>
    <style:style style:name="P73" style:family="paragraph" style:parent-style-name="Standard">
      <style:text-properties officeooo:rsid="0096d273" officeooo:paragraph-rsid="0096d273"/>
    </style:style>
    <style:style style:name="P74" style:family="paragraph" style:parent-style-name="Standard">
      <style:text-properties officeooo:rsid="0098e948" officeooo:paragraph-rsid="0098e948"/>
    </style:style>
    <style:style style:name="P75" style:family="paragraph" style:parent-style-name="Standard">
      <style:text-properties officeooo:rsid="0099fc5e" officeooo:paragraph-rsid="0099fc5e"/>
    </style:style>
    <style:style style:name="P76" style:family="paragraph" style:parent-style-name="Standard">
      <style:text-properties officeooo:rsid="009bc543" officeooo:paragraph-rsid="009bc543"/>
    </style:style>
    <style:style style:name="P77" style:family="paragraph" style:parent-style-name="Standard">
      <style:text-properties officeooo:rsid="00a69fdb" officeooo:paragraph-rsid="00a69fdb"/>
    </style:style>
    <style:style style:name="P78" style:family="paragraph" style:parent-style-name="Standard">
      <style:text-properties officeooo:rsid="00ae03b3" officeooo:paragraph-rsid="00ae03b3"/>
    </style:style>
    <style:style style:name="P79" style:family="paragraph" style:parent-style-name="Standard">
      <style:text-properties officeooo:rsid="00b15d17" officeooo:paragraph-rsid="00b15d17"/>
    </style:style>
    <style:style style:name="P80" style:family="paragraph" style:parent-style-name="Standard">
      <style:text-properties officeooo:rsid="00b1a5c0" officeooo:paragraph-rsid="00b1a5c0"/>
    </style:style>
    <style:style style:name="P81" style:family="paragraph" style:parent-style-name="Standard">
      <style:text-properties officeooo:rsid="00b38294" officeooo:paragraph-rsid="00b38294"/>
    </style:style>
    <style:style style:name="P82" style:family="paragraph" style:parent-style-name="Standard">
      <style:text-properties officeooo:rsid="00b86e91" officeooo:paragraph-rsid="00be6d0d"/>
    </style:style>
    <style:style style:name="P83" style:family="paragraph" style:parent-style-name="Standard">
      <style:text-properties officeooo:rsid="00c1dd9d" officeooo:paragraph-rsid="00c1dd9d"/>
    </style:style>
    <style:style style:name="P84" style:family="paragraph" style:parent-style-name="Standard">
      <style:text-properties officeooo:rsid="00c562ae" officeooo:paragraph-rsid="00c706d6"/>
    </style:style>
    <style:style style:name="P85" style:family="paragraph" style:parent-style-name="Standard">
      <style:text-properties officeooo:rsid="00c562ae" officeooo:paragraph-rsid="00c82050"/>
    </style:style>
    <style:style style:name="T1" style:family="text">
      <style:text-properties officeooo:rsid="000a2b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2f04"/>
    </style:style>
    <style:style style:name="T4" style:family="text">
      <style:text-properties style:text-underline-style="solid" style:text-underline-width="auto" style:text-underline-color="font-color" officeooo:rsid="000a2b90"/>
    </style:style>
    <style:style style:name="T5" style:family="text">
      <style:text-properties style:text-underline-style="solid" style:text-underline-width="auto" style:text-underline-color="font-color" officeooo:rsid="001dc7d4"/>
    </style:style>
    <style:style style:name="T6" style:family="text">
      <style:text-properties style:text-underline-style="solid" style:text-underline-width="auto" style:text-underline-color="font-color" officeooo:rsid="001eee9f"/>
    </style:style>
    <style:style style:name="T7" style:family="text">
      <style:text-properties style:text-underline-style="solid" style:text-underline-width="auto" style:text-underline-color="font-color" officeooo:rsid="007ffb0f"/>
    </style:style>
    <style:style style:name="T8" style:family="text">
      <style:text-properties style:text-underline-style="solid" style:text-underline-width="auto" style:text-underline-color="font-color" officeooo:rsid="00913384"/>
    </style:style>
    <style:style style:name="T9" style:family="text">
      <style:text-properties style:text-underline-style="solid" style:text-underline-width="auto" style:text-underline-color="font-color" officeooo:rsid="0092b5e2"/>
    </style:style>
    <style:style style:name="T10" style:family="text">
      <style:text-properties officeooo:rsid="000cc30c"/>
    </style:style>
    <style:style style:name="T11" style:family="text">
      <style:text-properties officeooo:rsid="000e88c4"/>
    </style:style>
    <style:style style:name="T12" style:family="text">
      <style:text-properties officeooo:rsid="001113e3"/>
    </style:style>
    <style:style style:name="T13" style:family="text">
      <style:text-properties style:text-underline-style="none" officeooo:rsid="00118098"/>
    </style:style>
    <style:style style:name="T14" style:family="text">
      <style:text-properties officeooo:rsid="00123fe3"/>
    </style:style>
    <style:style style:name="T15" style:family="text">
      <style:text-properties officeooo:rsid="0015e93d"/>
    </style:style>
    <style:style style:name="T16" style:family="text">
      <style:text-properties officeooo:rsid="00196fb6"/>
    </style:style>
    <style:style style:name="T17" style:family="text">
      <style:text-properties officeooo:rsid="001dc7d4"/>
    </style:style>
    <style:style style:name="T18" style:family="text">
      <style:text-properties officeooo:rsid="001eee9f"/>
    </style:style>
    <style:style style:name="T19" style:family="text">
      <style:text-properties officeooo:rsid="00240c94"/>
    </style:style>
    <style:style style:name="T20" style:family="text">
      <style:text-properties officeooo:rsid="00265835"/>
    </style:style>
    <style:style style:name="T21" style:family="text">
      <style:text-properties officeooo:rsid="0026c3a7"/>
    </style:style>
    <style:style style:name="T22" style:family="text">
      <style:text-properties officeooo:rsid="002dbf9f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dbf9f" fo:background-color="#ffff00" loext:char-shading-value="0"/>
    </style:style>
    <style:style style:name="T25" style:family="text">
      <style:text-properties officeooo:rsid="00483257" fo:background-color="#ffff00" loext:char-shading-value="0"/>
    </style:style>
    <style:style style:name="T26" style:family="text">
      <style:text-properties officeooo:rsid="00349d80"/>
    </style:style>
    <style:style style:name="T27" style:family="text">
      <style:text-properties officeooo:rsid="00367f07"/>
    </style:style>
    <style:style style:name="T28" style:family="text">
      <style:text-properties officeooo:rsid="003c772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448b98"/>
    </style:style>
    <style:style style:name="T31" style:family="text">
      <style:text-properties officeooo:rsid="00484f35"/>
    </style:style>
    <style:style style:name="T32" style:family="text">
      <style:text-properties officeooo:rsid="0054f193"/>
    </style:style>
    <style:style style:name="T33" style:family="text">
      <style:text-properties officeooo:rsid="005ccd9a"/>
    </style:style>
    <style:style style:name="T34" style:family="text">
      <style:text-properties officeooo:rsid="005ff18b"/>
    </style:style>
    <style:style style:name="T35" style:family="text">
      <style:text-properties officeooo:rsid="0065ce00"/>
    </style:style>
    <style:style style:name="T36" style:family="text">
      <style:text-properties officeooo:rsid="006817e4"/>
    </style:style>
    <style:style style:name="T37" style:family="text">
      <style:text-properties officeooo:rsid="006c6088"/>
    </style:style>
    <style:style style:name="T38" style:family="text">
      <style:text-properties officeooo:rsid="00709068"/>
    </style:style>
    <style:style style:name="T39" style:family="text">
      <style:text-properties officeooo:rsid="0071fd61"/>
    </style:style>
    <style:style style:name="T40" style:family="text">
      <style:text-properties officeooo:rsid="007220d7"/>
    </style:style>
    <style:style style:name="T41" style:family="text">
      <style:text-properties officeooo:rsid="00788220"/>
    </style:style>
    <style:style style:name="T42" style:family="text">
      <style:text-properties officeooo:rsid="007b1b20"/>
    </style:style>
    <style:style style:name="T43" style:family="text">
      <style:text-properties officeooo:rsid="007b2df3"/>
    </style:style>
    <style:style style:name="T44" style:family="text">
      <style:text-properties officeooo:rsid="007ce8b0"/>
    </style:style>
    <style:style style:name="T45" style:family="text">
      <style:text-properties officeooo:rsid="007e86c5"/>
    </style:style>
    <style:style style:name="T46" style:family="text">
      <style:text-properties officeooo:rsid="007ffb0f"/>
    </style:style>
    <style:style style:name="T47" style:family="text">
      <style:text-properties officeooo:rsid="00819e6f"/>
    </style:style>
    <style:style style:name="T48" style:family="text">
      <style:text-properties officeooo:rsid="00819e6f" fo:background-color="#ffff66" loext:char-shading-value="0"/>
    </style:style>
    <style:style style:name="T49" style:family="text">
      <style:text-properties officeooo:rsid="00839ae4"/>
    </style:style>
    <style:style style:name="T50" style:family="text">
      <style:text-properties officeooo:rsid="0089ac6d"/>
    </style:style>
    <style:style style:name="T51" style:family="text">
      <style:text-properties officeooo:rsid="008b30a0"/>
    </style:style>
    <style:style style:name="T52" style:family="text">
      <style:text-properties officeooo:rsid="008d2353"/>
    </style:style>
    <style:style style:name="T53" style:family="text">
      <style:text-properties officeooo:rsid="00913384"/>
    </style:style>
    <style:style style:name="T54" style:family="text">
      <style:text-properties officeooo:rsid="00937033"/>
    </style:style>
    <style:style style:name="T55" style:family="text">
      <style:text-properties officeooo:rsid="0096692a"/>
    </style:style>
    <style:style style:name="T56" style:family="text">
      <style:text-properties officeooo:rsid="00983a53"/>
    </style:style>
    <style:style style:name="T57" style:family="text">
      <style:text-properties officeooo:rsid="0098e948"/>
    </style:style>
    <style:style style:name="T58" style:family="text">
      <style:text-properties officeooo:rsid="009d761e"/>
    </style:style>
    <style:style style:name="T59" style:family="text">
      <style:text-properties officeooo:rsid="00a7d80b"/>
    </style:style>
    <style:style style:name="T60" style:family="text">
      <style:text-properties officeooo:rsid="00ae1c91"/>
    </style:style>
    <style:style style:name="T61" style:family="text">
      <style:text-properties officeooo:rsid="00af234e"/>
    </style:style>
    <style:style style:name="T62" style:family="text">
      <style:text-properties officeooo:rsid="00af8f10"/>
    </style:style>
    <style:style style:name="T63" style:family="text">
      <style:text-properties officeooo:rsid="00b41d1f"/>
    </style:style>
    <style:style style:name="T64" style:family="text">
      <style:text-properties officeooo:rsid="00b8a2ae"/>
    </style:style>
    <style:style style:name="T65" style:family="text">
      <style:text-properties officeooo:rsid="00be6d0d"/>
    </style:style>
    <style:style style:name="T66" style:family="text">
      <style:text-properties officeooo:rsid="00c5fd6f"/>
    </style:style>
    <style:style style:name="T67" style:family="text">
      <style:text-properties officeooo:rsid="00c7d64e"/>
    </style:style>
    <style:style style:name="T68" style:family="text">
      <style:text-properties officeooo:rsid="00c8205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43">1) Introduction</text:p>
      <text:p text:style-name="P1"/>
      <text:p text:style-name="P2"><text:span text:style-name="T2">regulated hunt</text:span><text:span text:style-name="T3">ing</text:span> =&gt; as a <text:span text:style-name="T2">management tool </text:span><text:span text:style-name="T4">needs reliable population data</text:span><text:span text:style-name="T1">.</text:span></text:p>
      <text:p text:style-name="P3"/>
      <text:p text:style-name="P3"/>
      <text:p text:style-name="P3">Decisions are based on a multitude of factors not only biological considerations.</text:p>
      <text:p text:style-name="P3"/>
      <text:p text:style-name="P4"/>
      <text:p text:style-name="P4"><text:span text:style-name="T2">Evaluate the biological plausibility of reported population estimates</text:span> used for hunting decisions for: brown bear, wolf, lynx.</text:p>
      <text:p text:style-name="P4"/>
      <text:p text:style-name="P5">Romania as data-poor region and with “corrupting” <text:s/>game managers.</text:p>
      <text:p text:style-name="P5"/>
      <text:p text:style-name="P5"/>
      <text:p text:style-name="P22">Aims of the article:</text:p>
      <text:p text:style-name="P6">- <text:span text:style-name="T10">compare population growth rates calculated from reported abundances (2005-2012) to growth rates in other countries.</text:span></text:p>
      <text:p text:style-name="P7">- <text:span text:style-name="T11">test whether reported estimates fell within the bounds of biologically plausible trajectories.</text:span></text:p>
      <text:p text:style-name="P8">- <text:span text:style-name="T12">relationship between the amount of </text:span><text:span text:style-name="T13">hunting and occurrence of biologically unrealistic estimates.</text:span></text:p>
      <text:p text:style-name="P23"/>
      <text:p text:style-name="P24">For b. bear the annual population growth rates are greater than the max. published growth rates. The diff. was positively correlated with hunting. </text:p>
      <text:p text:style-name="P9"/>
      <text:p text:style-name="P10">For wolf the reported estimates were within the bounds of the plausible biological trajectories. </text:p>
      <text:p text:style-name="P10"/>
      <text:p text:style-name="P10">For lynx the reported estimates were lower. </text:p>
      <text:p text:style-name="P10"/>
      <text:p text:style-name="P10"/>
      <text:p text:style-name="P10">POPULATION ESTIMATES USED BY MANA<text:span text:style-name="T15">GEMENT AGENCIES vs. DEMOGRAPHIC DATA FROM STUDIES</text:span></text:p>
      <text:p text:style-name="P11">=&gt; evaluate <text:span text:style-name="T16">the biological plausibility of wildlife data in data-poor systems.</text:span></text:p>
      <text:p text:style-name="P11"/>
      <text:p text:style-name="P11"/>
      <text:p text:style-name="P12"><text:span text:style-name="T2">Hunting is </text:span><text:span text:style-name="T5">often aimed at reducing human-wildlife conflict</text:span><text:span text:style-name="T17">, </text:span><text:span text:style-name="T5">maintaining stable populations</text:span><text:span text:style-name="T17"> and </text:span><text:span text:style-name="T5">building public support for carnivore conservation</text:span><text:span text:style-name="T17">.</text:span></text:p>
      <text:p text:style-name="P12"/>
      <text:p text:style-name="P13">Most large carnivores are elusive species, have large home ranges and generally occur at low densities, <text:span text:style-name="T2">posing significant methodological challenges </text:span><text:span text:style-name="T6">for estimating abundances</text:span><text:span text:style-name="T18"> (Ripple et al 2014). </text:span></text:p>
      <text:p text:style-name="P13"/>
      <text:p text:style-name="P14">New methods for evaluating carnivore density and abundance =&gt; capture-recapture methods.</text:p>
      <text:p text:style-name="P14"/>
      <text:p text:style-name="P18">NEITHER THEY DO, <text:span text:style-name="T21">AS THEY DON’T HAVE A <text:s/>CAPTURE-RECAPTURE <text:s/>PROJECT IMPLEMENTED IN THIS SENSE TO BE ABLE TO COMPARE THE RESULTS</text:span></text:p>
      <text:p text:style-name="P14"/>
      <text:p text:style-name="P15"><text:soft-page-break/>Traditional methods for evaluating carnivore densities =&gt; <text:span text:style-name="T19">traditional monitoring methods: regional track, sighting surveys, expert opinion; ACCURACY RARELY TESTED.</text:span></text:p>
      <text:p text:style-name="P15"/>
      <text:p text:style-name="P15"/>
      <text:p text:style-name="P16">INFLUENCE OF NON-BIOLOGICAL FACTORS!</text:p>
      <text:p text:style-name="P16"/>
      <text:p text:style-name="P17">Scrutinize abundance data in data-poor systems by means of simulations (<text:span text:style-name="T20">demographic projections). Evaluating the biological plausibility of population estimates used in hunting management. </text:span></text:p>
      <text:p text:style-name="P25"><text:s/></text:p>
      <text:p text:style-name="P19"><text:span text:style-name="T23">WHAT KIND OF UNCER</text:span><text:span text:style-name="T24">TAINTY ARE WE TALKING ABOUT? </text:span><text:span text:style-name="T22"><text:s/></text:span></text:p>
      <text:p text:style-name="P16"/>
      <text:p text:style-name="P16"/>
      <text:p text:style-name="P20">YOU DON’T TEST A MODEL IN AN AREA WHERE YOU DON’T RELY ON THE EXISTING DATA! AND <text:span text:style-name="T23">YOU HAVE TO CALIBRATE A MODEL BEFORE USING IT IN A NEW AREA</text:span>!</text:p>
      <text:p text:style-name="P15"/>
      <text:p text:style-name="P15"/>
      <text:p text:style-name="P21"><text:span text:style-name="T29">Analysis 1</text:span>:</text:p>
      <text:p text:style-name="P21">- <text:span text:style-name="T26">calculated how reported estimates changed from year to year (“estimated growth rates”)</text:span></text:p>
      <text:p text:style-name="P21">- <text:span text:style-name="T26">compared them to published, empirically derived growth rates (“published growth rates”)</text:span></text:p>
      <text:p text:style-name="P21"/>
      <text:p text:style-name="P27">est<text:span text:style-name="T27">imated growth rates vs. published growth rates</text:span></text:p>
      <text:p text:style-name="P27"/>
      <text:p text:style-name="P29"><text:span text:style-name="T30">Interpretation: </text:span>Differences <text:span text:style-name="T28">might indicate management operating on assumptions that are not biologically plausible.</text:span></text:p>
      <text:p text:style-name="P29"/>
      <text:p text:style-name="P30"><text:span text:style-name="T25">THIS IS ONE POSSIBLE INTERPRETATION. </text:span></text:p>
      <text:p text:style-name="P32"><text:span text:style-name="T31">OTHERS MIGHT SOUND LIKE: diff. subspecies, diff. env. conditions, diff. attitudes (leading to immediate shooting after coming into a region). </text:span></text:p>
      <text:p text:style-name="P31"/>
      <text:p text:style-name="P31"><text:span text:style-name="T31"><text:s text:c="2"/></text:span></text:p>
      <text:p text:style-name="P41">Analysis 2:</text:p>
      <text:p text:style-name="P38"/>
      <text:p text:style-name="P38">- deals with trajectories</text:p>
      <text:p text:style-name="P38"/>
      <text:p text:style-name="P39">trajectories from <text:span text:style-name="T32">reported estimates vs. trajectories biologically plausible </text:span></text:p>
      <text:p text:style-name="P39"/>
      <text:p text:style-name="P33">IT IS NORMAL THAT <text:span text:style-name="T33">WILDLIFE MANAGEMENT TAKES INTO ACCOUNT MORE THAN JUST BIOLOGICAL ASPECTS!</text:span></text:p>
      <text:p text:style-name="P33"/>
      <text:p text:style-name="P42">Analysis 3:</text:p>
      <text:p text:style-name="P40">- association between</text:p>
      <text:p text:style-name="P40"/>
      <text:p text:style-name="P40"><text:tab/><text:tab/><text:span text:style-name="T34">total no. of animals hunted and biological plausibility of population estimates and traj</text:span></text:p>
      <text:p text:style-name="P40"/>
      <text:p text:style-name="P47">NONSENSICAL TO ME!</text:p>
      <text:p text:style-name="P48">There is always a correlation between the no. of animals hunted an<text:span text:style-name="T36">d</text:span> the pop. <text:span text:style-name="T36">e</text:span>stimates. This is how such decisions are taken. The est<text:span text:style-name="T35">imates are the basis for the <text:s/>no. of animals hunted!</text:span></text:p>
      <text:p text:style-name="P40"/>
      <text:p text:style-name="P21"/>
      <text:p text:style-name="P46">=&gt; messy interpretation of the statistical results for all 3 analyses!</text:p>
      <text:p text:style-name="P45"/>
      <text:p text:style-name="P10"><text:page-number text:select-page="current">2</text:page-number></text:p>
      <text:p text:style-name="P9"><text:soft-page-break/></text:p>
      <text:p text:style-name="P9"><text:span text:style-name="T14"><text:s/></text:span><text:s/></text:p>
      <text:p text:style-name="P4"/>
      <text:p text:style-name="P4"/>
      <text:p text:style-name="P4"><text:s/></text:p>
      <text:p text:style-name="P3"/>
      <text:p text:style-name="P49">Hypothesis: <text:span text:style-name="T37">A positive correlation betw. unrealistic population trajectories and the amount of hunting for b.bear, wolf and lynx. </text:span></text:p>
      <text:p text:style-name="P49"/>
      <text:p text:style-name="P49"/>
      <text:p text:style-name="P44"><text:span text:style-name="T39">2) Materials and methods</text:span></text:p>
      <text:p text:style-name="P49"/>
      <text:p text:style-name="P50"><text:span text:style-name="T46">2.1 Large carnivore data</text:span></text:p>
      <text:p text:style-name="P50"><text:span text:style-name="T38"><text:s/></text:span></text:p>
      <text:p text:style-name="P51">- <text:span text:style-name="T40">compiled official data on:</text:span></text:p>
      <text:p text:style-name="P51"/>
      <text:p text:style-name="P51"><text:span text:style-name="T40">ABUNDANCE ESTIMATES, HUNTING QUOTAS, NO. OF HARVESTED INDIVIDUALS <text:s/>at county level for b. bear, wolf, lynx.</text:span></text:p>
      <text:p text:style-name="P51"/>
      <text:p text:style-name="P53">Of 41 counties in Romania:</text:p>
      <text:p text:style-name="P53">- b. bear in 26 counties</text:p>
      <text:p text:style-name="P53">- <text:span text:style-name="T41">wolf in 30 counties</text:span></text:p>
      <text:p text:style-name="P53">- <text:span text:style-name="T41">lynx in 26 counties</text:span></text:p>
      <text:p text:style-name="P53"/>
      <text:p text:style-name="P54">These data didn’t include: <text:span text:style-name="T42">POACHING, ROAD KILL, MORTALITY DUE TO HUMAN-ANIMALS CONFLICTS</text:span></text:p>
      <text:p text:style-name="P54"/>
      <text:p text:style-name="P55"><text:span text:style-name="T2">additional sources of mortality like poaching, roadkill can be high but their assessment is difficul</text:span>t.</text:p>
      <text:p text:style-name="P55"/>
      <text:p text:style-name="P55">(<text:span text:style-name="T43">see McLellan et al 1999, Liberg et al 2012)</text:span></text:p>
      <text:p text:style-name="P56"/>
      <text:p text:style-name="P57">They estimated additional mortality <text:span text:style-name="T44">used data sources like</text:span>:</text:p>
      <text:p text:style-name="P57">- <text:span text:style-name="T44">conservation associations</text:span></text:p>
      <text:p text:style-name="P57">- <text:span text:style-name="T45">National Registry for Accidental Wildlife Mortality in Protected Areas (2012-2014, spatial coverage of these data is limited)</text:span></text:p>
      <text:p text:style-name="P57">- <text:span text:style-name="T45">expert opinion</text:span></text:p>
      <text:p text:style-name="P57"/>
      <text:p text:style-name="P58">=&gt; <text:span text:style-name="T2">assumed a total additional mortality rate of 5% of the estimated population </text:span><text:span text:style-name="T7">of b. bear</text:span><text:span text:style-name="T46">.</text:span></text:p>
      <text:p text:style-name="P57"/>
      <text:p text:style-name="P59">For lynx and wolf there are only scare data available. </text:p>
      <text:p text:style-name="P59"/>
      <text:p text:style-name="P60">=&gt; assumed a total additional mortality rate of 5% for lynx <text:span text:style-name="T47">(</text:span><text:span text:style-name="T48">WHY THAT HIGH?</text:span><text:span text:style-name="T47">)</text:span>.</text:p>
      <text:p text:style-name="P61">=&gt; assumed a total additional mortality rate of 10% for <text:span text:style-name="T49">wolfs</text:span>, <text:span text:style-name="T49">due to “a long history of persecution”.</text:span></text:p>
      <text:p text:style-name="P61"/>
      <text:p text:style-name="P61"/>
      <text:p text:style-name="P61"><text:span text:style-name="T49">2.2 Literature survey of population growth rates</text:span></text:p>
      <text:p text:style-name="P61"/>
      <text:p text:style-name="P62"><text:span text:style-name="T49">RESEARCH ARTICLES AND REPORTS THAT ESTIMATED GROWTH RATES IN OTHER EUROPEAN POPULATIONS FOR THESE SPECIES.</text:span></text:p>
      <text:p text:style-name="P62">- <text:span text:style-name="T50">a low no. of articles for Europe (bear: Slovenia, Sweden; wolf: Scandinavia; lynx: Sweden)</text:span></text:p>
      <text:p text:style-name="P62">- <text:span text:style-name="T51">a low no. of articles for N. America (bear: Canada and USA; wolf: USA)</text:span></text:p>
      <text:p text:style-name="P65"><text:soft-page-break/>Growth <text:span text:style-name="T52">rates for the stable Romanian large carnivore populations!</text:span></text:p>
      <text:p text:style-name="P68"/>
      <text:p text:style-name="P69">=&gt; <text:span text:style-name="T2">they might </text:span><text:span text:style-name="T8">not be representative even for Slovenia </text:span><text:span text:style-name="T9">or</text:span><text:span text:style-name="T8"> Sweden!</text:span></text:p>
      <text:p text:style-name="P64"/>
      <text:p text:style-name="P64"/>
      <text:p text:style-name="P67">The “realistic <text:span text:style-name="T54">range of growth rates was defined as ranging between the min. </text:span><text:span text:style-name="T54"><draw:frame draw:style-name="fr1" draw:name="Object1" text:anchor-type="as-char" svg:y="-0.1244in" svg:width="0.5402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span> <text:span text:style-name="T55">and max. </text:span><text:span text:style-name="T55"><draw:frame draw:style-name="fr1" draw:name="Object2" text:anchor-type="as-char" svg:y="-0.1252in" svg:width="0.561in" svg:height="0.1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5">.</text:span></text:p>
      <text:p text:style-name="P67"/>
      <text:p text:style-name="P67"/>
      <text:p text:style-name="P72"><text:span text:style-name="T57">R</text:span>ange of growth rate: <draw:frame draw:style-name="fr1" draw:name="Object3" text:anchor-type="as-char" svg:y="-0.1252in" svg:width="0.5409in" svg:height="0.1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to <draw:frame draw:style-name="fr1" draw:name="Object4" text:anchor-type="as-char" svg:y="-0.1252in" svg:width="0.561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4"/>
      <text:p text:style-name="P73"><text:span text:style-name="T56">Assumed</text:span> max. gro<text:span text:style-name="T56">wth rates:</text:span></text:p>
      <text:p text:style-name="P73"/>
      <text:p text:style-name="P73"><draw:frame draw:style-name="fr1" draw:name="Object5" text:anchor-type="as-char" svg:y="-0.3484in" svg:width="1.8008in" svg:height="0.6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3"/>
      <text:p text:style-name="P73"/>
      <text:p text:style-name="P74">2.3 Analyses</text:p>
      <text:p text:style-name="P74"/>
      <text:p text:style-name="P66">Analysis 1</text:p>
      <text:p text:style-name="P75"/>
      <text:p text:style-name="P28">est<text:span text:style-name="T27">imated growth rates vs. published growth rates</text:span></text:p>
      <text:p text:style-name="P28"/>
      <text:p text:style-name="P34">(conditii <text:span text:style-name="T58">optime de dezvoltare la urs in Romania, investigarea conditiilor/ factorilor ce controleaza rata de crestere a pop. de urs). </text:span></text:p>
      <text:p text:style-name="P76"/>
      <text:p text:style-name="P76"/>
      <text:p text:style-name="P77">For each county and species they calculated the dif<text:span text:style-name="T59">ference in reported estimates between consecutive years. They added the hunted animals and derived the growth rate:</text:span></text:p>
      <text:p text:style-name="P77"/>
      <text:p text:style-name="P78">diff<text:span text:style-name="T60">erence</text:span> in (Living + Hunted) <text:span text:style-name="T60">between years = growth rate</text:span></text:p>
      <text:p text:style-name="P77"/>
      <text:p text:style-name="P76"/>
      <text:p text:style-name="P35">Hilty et al “<text:span text:style-name="T61">Corridor Ecology” (p. 68)</text:span></text:p>
      <text:p text:style-name="P36">growth rate= <text:span text:style-name="T62">(birth + immigration) – (death + emigration)</text:span></text:p>
      <text:p text:style-name="P64"/>
      <text:p text:style-name="P37">(growth rate=dN/dt)</text:p>
      <text:p text:style-name="P79"/>
      <text:p text:style-name="P79"/>
      <text:p text:style-name="P80">more general:</text:p>
      <text:p text:style-name="P80"/>
      <text:p text:style-name="P70">GROWTH RATE = <text:span text:style-name="T63">INPUT – OUTPUT</text:span></text:p>
      <text:p text:style-name="P81"/>
      <text:p text:style-name="P71">=&gt; <text:span text:style-name="T65">ANALYZE POSSIBLE TYPES OF INPUT AND OUTPUT SOURCES!! </text:span></text:p>
      <text:p text:style-name="P82"/>
      <text:p text:style-name="P84">Popescu deliberately left out counties with less than 10 <text:span text:style-name="T66">bears, although this might be an important source of immigration into neighboring counties that have higher estimates. </text:span></text:p>
      <text:p text:style-name="P84"/>
      <text:p text:style-name="P85"><text:span text:style-name="T67">Also emigration could be a factor when densities become higher. </text:span></text:p>
      <text:p text:style-name="P85"><text:span text:style-name="T68">Putting the additional mortality on poaching and <text:s/>roadkill </text:span></text:p>
      <text:p text:style-name="P82"><text:soft-page-break/><text:s text:c="2"/></text:p>
      <text:p text:style-name="P83"/>
      <text:p text:style-name="P82"><text:span text:style-name="T64"><text:s/></text:span></text:p>
      <text:p text:style-name="P64"><text:span text:style-name="T53"><text:s/></text:span></text:p>
      <text:p text:style-name="P63"/>
      <text:p text:style-name="P62"/>
      <text:p text:style-name="P62"/>
      <text:p text:style-name="P62"/>
      <text:p text:style-name="P6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31T15:10:55.121395975</dc:date>
    <meta:editing-duration>PT7H4M1S</meta:editing-duration>
    <meta:editing-cycles>197</meta:editing-cycles>
    <meta:generator>LibreOffice/5.1.4.2$Linux_X86_64 LibreOffice_project/10m0$Build-2</meta:generator>
    <meta:document-statistic meta:table-count="0" meta:image-count="0" meta:object-count="5" meta:page-count="5" meta:paragraph-count="99" meta:word-count="941" meta:character-count="6256" meta:non-whitespace-character-count="5362"/>
  </office:meta>
</office:document-meta>
</file>

<file path=Object 1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4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136</mn>
            </mrow>
            <mi mathvariant="italic">for</mi>
            <mi>b</mi>
            <mi>.</mi>
            <mi mathvariant="italic">bear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5</mn>
            </mrow>
            <mi mathvariant="italic">for</mi>
            <mi mathvariant="italic">wolf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3</mn>
            </mrow>
            <mi mathvariant="italic">for</mi>
            <mi mathvariant="italic">lynx</mi>
          </mrow>
        </mtd>
      </mtr>
    </mtable>
    <annotation encoding="StarMath 5.0">%lambda sub(lit.max) = 1.136 for b. bear
newline
%lambda sub( lit.max )= 1.35 for wolf
newline
%lambda sub ( lit.max) = 1.33 for lynx
 </annotation>
  </semantics>
</math>
</file>